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226cm"/>
    </style:style>
    <style:style style:name="co5" style:family="table-column">
      <style:table-column-properties fo:break-before="auto" style:column-width="1.991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4.479cm"/>
    </style:style>
    <style:style style:name="co8" style:family="table-column">
      <style:table-column-properties fo:break-before="auto" style:column-width="7.239cm"/>
    </style:style>
    <style:style style:name="co9" style:family="table-column">
      <style:table-column-properties fo:break-before="auto" style:column-width="3.041cm"/>
    </style:style>
    <style:style style:name="co10" style:family="table-column">
      <style:table-column-properties fo:break-before="auto" style:column-width="2.792cm"/>
    </style:style>
    <style:style style:name="co11" style:family="table-column">
      <style:table-column-properties fo:break-before="auto" style:column-width="3.56cm"/>
    </style:style>
    <style:style style:name="co12" style:family="table-column">
      <style:table-column-properties fo:break-before="auto" style:column-width="2.358cm"/>
    </style:style>
    <style:style style:name="co13" style:family="table-column">
      <style:table-column-properties fo:break-before="auto" style:column-width="2.958cm"/>
    </style:style>
    <style:style style:name="co14" style:family="table-column">
      <style:table-column-properties fo:break-before="auto" style:column-width="2.5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763cm" svg:height="11.116cm" svg:x="0.479cm" svg:y="12.768cm">
            <draw:object draw:notify-on-update-of-ranges="Sheet1.C2:Sheet1.C23 Sheet1.I1:Sheet1.I1 Sheet1.I2:Sheet1.I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imestamp from</text:p>
          </table:table-cell>
          <table:table-cell office:value-type="string" calcext:value-type="string">
            <text:p>pressure psi</text:p>
          </table:table-cell>
          <table:table-cell office:value-type="string" calcext:value-type="string">
            <text:p>pressure kpa</text:p>
          </table:table-cell>
          <table:table-cell office:value-type="string" calcext:value-type="string">
            <text:p>pulses</text:p>
          </table:table-cell>
          <table:table-cell office:value-type="string" calcext:value-type="string">
            <text:p>start ts</text:p>
          </table:table-cell>
          <table:table-cell office:value-type="string" calcext:value-type="string">
            <text:p>end 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ulses/sec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20" calcext:value-type="float">
            <text:p>20</text:p>
          </table:table-cell>
          <table:table-cell table:formula="of:=[.B2]*6.8948" office:value-type="float" office:value="137.896" calcext:value-type="float">
            <text:p>137.896</text:p>
          </table:table-cell>
          <table:table-cell office:value-type="float" office:value="21" calcext:value-type="float">
            <text:p>21</text:p>
          </table:table-cell>
          <table:table-cell office:value-type="float" office:value="9.938" calcext:value-type="float">
            <text:p>9.938</text:p>
          </table:table-cell>
          <table:table-cell office:value-type="float" office:value="12.025" calcext:value-type="float">
            <text:p>12.025</text:p>
          </table:table-cell>
          <table:table-cell table:formula="of:=[.F2]-[.E2]" office:value-type="float" office:value="2.087" calcext:value-type="float">
            <text:p>2.087</text:p>
          </table:table-cell>
          <table:table-cell table:formula="of:=[.D2]/[.G2]" office:value-type="float" office:value="10.0622903689506" calcext:value-type="float">
            <text:p>10.0622903689506</text:p>
          </table:table-cell>
          <table:table-cell table:formula="of:=[.H2]*60" office:value-type="float" office:value="603.737422137039" calcext:value-type="float">
            <text:p>603.737422137039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23" calcext:value-type="float">
            <text:p>23</text:p>
          </table:table-cell>
          <table:table-cell table:formula="of:=[.B3]*6.8948" office:value-type="float" office:value="158.5804" calcext:value-type="float">
            <text:p>158.5804</text:p>
          </table:table-cell>
          <table:table-cell office:value-type="float" office:value="11" calcext:value-type="float">
            <text:p>11</text:p>
          </table:table-cell>
          <table:table-cell office:value-type="float" office:value="21.021" calcext:value-type="float">
            <text:p>21.021</text:p>
          </table:table-cell>
          <table:table-cell office:value-type="float" office:value="21.982" calcext:value-type="float">
            <text:p>21.982</text:p>
          </table:table-cell>
          <table:table-cell table:formula="of:=[.F3]-[.E3]" office:value-type="float" office:value="0.960999999999999" calcext:value-type="float">
            <text:p>0.960999999999999</text:p>
          </table:table-cell>
          <table:table-cell table:formula="of:=[.D3]/[.G3]" office:value-type="float" office:value="11.4464099895942" calcext:value-type="float">
            <text:p>11.4464099895942</text:p>
          </table:table-cell>
          <table:table-cell table:formula="of:=[.H3]*60" office:value-type="float" office:value="686.784599375651" calcext:value-type="float">
            <text:p>686.784599375651</text:p>
          </table:table-cell>
        </table:table-row>
        <table:table-row table:style-name="ro1">
          <table:table-cell office:value-type="time" office:time-value="PT00H27M00S" calcext:value-type="time">
            <text:p>00:27:00</text:p>
          </table:table-cell>
          <table:table-cell office:value-type="float" office:value="27.5" calcext:value-type="float">
            <text:p>27.5</text:p>
          </table:table-cell>
          <table:table-cell table:formula="of:=[.B4]*6.8948" office:value-type="float" office:value="189.607" calcext:value-type="float">
            <text:p>189.607</text:p>
          </table:table-cell>
          <table:table-cell office:value-type="float" office:value="15" calcext:value-type="float">
            <text:p>15</text:p>
          </table:table-cell>
          <table:table-cell office:value-type="float" office:value="27.032" calcext:value-type="float">
            <text:p>27.032</text:p>
          </table:table-cell>
          <table:table-cell office:value-type="float" office:value="28.253" calcext:value-type="float">
            <text:p>28.253</text:p>
          </table:table-cell>
          <table:table-cell table:formula="of:=[.F4]-[.E4]" office:value-type="float" office:value="1.221" calcext:value-type="float">
            <text:p>1.221</text:p>
          </table:table-cell>
          <table:table-cell table:formula="of:=[.D4]/[.G4]" office:value-type="float" office:value="12.2850122850123" calcext:value-type="float">
            <text:p>12.2850122850123</text:p>
          </table:table-cell>
          <table:table-cell table:formula="of:=[.H4]*60" office:value-type="float" office:value="737.100737100737" calcext:value-type="float">
            <text:p>737.100737100737</text:p>
          </table:table-cell>
        </table:table-row>
        <table:table-row table:style-name="ro1">
          <table:table-cell office:value-type="time" office:time-value="PT00H34M00S" calcext:value-type="time">
            <text:p>00:34:00</text:p>
          </table:table-cell>
          <table:table-cell office:value-type="float" office:value="31" calcext:value-type="float">
            <text:p>31</text:p>
          </table:table-cell>
          <table:table-cell table:formula="of:=[.B5]*6.8948" office:value-type="float" office:value="213.7388" calcext:value-type="float">
            <text:p>213.7388</text:p>
          </table:table-cell>
          <table:table-cell office:value-type="float" office:value="17" calcext:value-type="float">
            <text:p>17</text:p>
          </table:table-cell>
          <table:table-cell office:value-type="float" office:value="33.957" calcext:value-type="float">
            <text:p>33.957</text:p>
          </table:table-cell>
          <table:table-cell office:value-type="float" office:value="35.318" calcext:value-type="float">
            <text:p>35.318</text:p>
          </table:table-cell>
          <table:table-cell table:formula="of:=[.F5]-[.E5]" office:value-type="float" office:value="1.361" calcext:value-type="float">
            <text:p>1.361</text:p>
          </table:table-cell>
          <table:table-cell table:formula="of:=[.D5]/[.G5]" office:value-type="float" office:value="12.4908155767818" calcext:value-type="float">
            <text:p>12.4908155767818</text:p>
          </table:table-cell>
          <table:table-cell table:formula="of:=[.H5]*60" office:value-type="float" office:value="749.448934606908" calcext:value-type="float">
            <text:p>749.448934606908</text:p>
          </table:table-cell>
        </table:table-row>
        <table:table-row table:style-name="ro1">
          <table:table-cell office:value-type="time" office:time-value="PT00H39M00S" calcext:value-type="time">
            <text:p>00:39:00</text:p>
          </table:table-cell>
          <table:table-cell office:value-type="float" office:value="33" calcext:value-type="float">
            <text:p>33</text:p>
          </table:table-cell>
          <table:table-cell table:formula="of:=[.B6]*6.8948" office:value-type="float" office:value="227.5284" calcext:value-type="float">
            <text:p>227.5284</text:p>
          </table:table-cell>
          <table:table-cell office:value-type="float" office:value="25" calcext:value-type="float">
            <text:p>25</text:p>
          </table:table-cell>
          <table:table-cell office:value-type="float" office:value="38.893" calcext:value-type="float">
            <text:p>38.893</text:p>
          </table:table-cell>
          <table:table-cell office:value-type="float" office:value="40.842" calcext:value-type="float">
            <text:p>40.842</text:p>
          </table:table-cell>
          <table:table-cell table:formula="of:=[.F6]-[.E6]" office:value-type="float" office:value="1.949" calcext:value-type="float">
            <text:p>1.949</text:p>
          </table:table-cell>
          <table:table-cell table:formula="of:=[.D6]/[.G6]" office:value-type="float" office:value="12.827090815803" calcext:value-type="float">
            <text:p>12.827090815803</text:p>
          </table:table-cell>
          <table:table-cell table:formula="of:=[.H6]*60" office:value-type="float" office:value="769.625448948179" calcext:value-type="float">
            <text:p>769.625448948179</text:p>
          </table:table-cell>
        </table:table-row>
        <table:table-row table:style-name="ro1">
          <table:table-cell office:value-type="time" office:time-value="PT00H45M00S" calcext:value-type="time">
            <text:p>00:45:00</text:p>
          </table:table-cell>
          <table:table-cell office:value-type="float" office:value="29" calcext:value-type="float">
            <text:p>29</text:p>
          </table:table-cell>
          <table:table-cell table:formula="of:=[.B7]*6.8948" office:value-type="float" office:value="199.9492" calcext:value-type="float">
            <text:p>199.9492</text:p>
          </table:table-cell>
          <table:table-cell office:value-type="float" office:value="19" calcext:value-type="float">
            <text:p>19</text:p>
          </table:table-cell>
          <table:table-cell office:value-type="float" office:value="45.002" calcext:value-type="float">
            <text:p>45.002</text:p>
          </table:table-cell>
          <table:table-cell office:value-type="float" office:value="46.55" calcext:value-type="float">
            <text:p>46.55</text:p>
          </table:table-cell>
          <table:table-cell table:formula="of:=[.F7]-[.E7]" office:value-type="float" office:value="1.54799999999999" calcext:value-type="float">
            <text:p>1.54799999999999</text:p>
          </table:table-cell>
          <table:table-cell table:formula="of:=[.D7]/[.G7]" office:value-type="float" office:value="12.2739018087856" calcext:value-type="float">
            <text:p>12.2739018087856</text:p>
          </table:table-cell>
          <table:table-cell table:formula="of:=[.H7]*60" office:value-type="float" office:value="736.434108527134" calcext:value-type="float">
            <text:p>736.434108527134</text:p>
          </table:table-cell>
        </table:table-row>
        <table:table-row table:style-name="ro1">
          <table:table-cell office:value-type="time" office:time-value="PT00H52M00S" calcext:value-type="time">
            <text:p>00:52:00</text:p>
          </table:table-cell>
          <table:table-cell office:value-type="float" office:value="23" calcext:value-type="float">
            <text:p>23</text:p>
          </table:table-cell>
          <table:table-cell table:formula="of:=[.B8]*6.8948" office:value-type="float" office:value="158.5804" calcext:value-type="float">
            <text:p>158.5804</text:p>
          </table:table-cell>
          <table:table-cell office:value-type="float" office:value="14" calcext:value-type="float">
            <text:p>14</text:p>
          </table:table-cell>
          <table:table-cell office:value-type="float" office:value="51.974" calcext:value-type="float">
            <text:p>51.974</text:p>
          </table:table-cell>
          <table:table-cell office:value-type="float" office:value="53.224" calcext:value-type="float">
            <text:p>53.224</text:p>
          </table:table-cell>
          <table:table-cell table:formula="of:=[.F8]-[.E8]" office:value-type="float" office:value="1.25" calcext:value-type="float">
            <text:p>1.25</text:p>
          </table:table-cell>
          <table:table-cell table:formula="of:=[.D8]/[.G8]" office:value-type="float" office:value="11.2" calcext:value-type="float">
            <text:p>11.2</text:p>
          </table:table-cell>
          <table:table-cell table:formula="of:=[.H8]*60" office:value-type="float" office:value="672" calcext:value-type="float">
            <text:p>672</text:p>
          </table:table-cell>
        </table:table-row>
        <table:table-row table:style-name="ro1">
          <table:table-cell office:value-type="time" office:time-value="PT00H58M00S" calcext:value-type="time">
            <text:p>00:58:00</text:p>
          </table:table-cell>
          <table:table-cell office:value-type="float" office:value="19" calcext:value-type="float">
            <text:p>19</text:p>
          </table:table-cell>
          <table:table-cell table:formula="of:=[.B9]*6.8948" office:value-type="float" office:value="131.0012" calcext:value-type="float">
            <text:p>131.0012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59.614" calcext:value-type="float">
            <text:p>59.614</text:p>
          </table:table-cell>
          <table:table-cell table:formula="of:=[.F9]-[.E9]" office:value-type="float" office:value="1.614" calcext:value-type="float">
            <text:p>1.614</text:p>
          </table:table-cell>
          <table:table-cell table:formula="of:=[.D9]/[.G9]" office:value-type="float" office:value="9.91325898389097" calcext:value-type="float">
            <text:p>9.91325898389097</text:p>
          </table:table-cell>
          <table:table-cell table:formula="of:=[.H9]*60" office:value-type="float" office:value="594.795539033458" calcext:value-type="float">
            <text:p>594.795539033458</text:p>
          </table:table-cell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float" office:value="17" calcext:value-type="float">
            <text:p>17</text:p>
          </table:table-cell>
          <table:table-cell table:formula="of:=[.B10]*6.8948" office:value-type="float" office:value="117.2116" calcext:value-type="float">
            <text:p>117.2116</text:p>
          </table:table-cell>
          <table:table-cell office:value-type="float" office:value="16" calcext:value-type="float">
            <text:p>16</text:p>
          </table:table-cell>
          <table:table-cell office:value-type="float" office:value="63.954" calcext:value-type="float">
            <text:p>63.954</text:p>
          </table:table-cell>
          <table:table-cell office:value-type="float" office:value="65.722" calcext:value-type="float">
            <text:p>65.722</text:p>
          </table:table-cell>
          <table:table-cell table:formula="of:=[.F10]-[.E10]" office:value-type="float" office:value="1.76799999999999" calcext:value-type="float">
            <text:p>1.76799999999999</text:p>
          </table:table-cell>
          <table:table-cell table:formula="of:=[.D10]/[.G10]" office:value-type="float" office:value="9.04977375565614" calcext:value-type="float">
            <text:p>9.04977375565614</text:p>
          </table:table-cell>
          <table:table-cell table:formula="of:=[.H10]*60" office:value-type="float" office:value="542.986425339369" calcext:value-type="float">
            <text:p>542.986425339369</text:p>
          </table:table-cell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office:value-type="float" office:value="13" calcext:value-type="float">
            <text:p>13</text:p>
          </table:table-cell>
          <table:table-cell table:formula="of:=[.B11]*6.8948" office:value-type="float" office:value="89.6324" calcext:value-type="float">
            <text:p>89.6324</text:p>
          </table:table-cell>
          <table:table-cell office:value-type="float" office:value="19" calcext:value-type="float">
            <text:p>19</text:p>
          </table:table-cell>
          <table:table-cell office:value-type="float" office:value="70.025" calcext:value-type="float">
            <text:p>70.025</text:p>
          </table:table-cell>
          <table:table-cell office:value-type="float" office:value="72.589" calcext:value-type="float">
            <text:p>72.589</text:p>
          </table:table-cell>
          <table:table-cell table:formula="of:=[.F11]-[.E11]" office:value-type="float" office:value="2.56399999999999" calcext:value-type="float">
            <text:p>2.56399999999999</text:p>
          </table:table-cell>
          <table:table-cell table:formula="of:=[.D11]/[.G11]" office:value-type="float" office:value="7.41029641185649" calcext:value-type="float">
            <text:p>7.41029641185649</text:p>
          </table:table-cell>
          <table:table-cell table:formula="of:=[.H11]*60" office:value-type="float" office:value="444.61778471139" calcext:value-type="float">
            <text:p>444.61778471139</text:p>
          </table:table-cell>
        </table:table-row>
        <table:table-row table:style-name="ro1">
          <table:table-cell office:value-type="time" office:time-value="PT01H22M00S" calcext:value-type="time">
            <text:p>01:22:00</text:p>
          </table:table-cell>
          <table:table-cell office:value-type="float" office:value="11.5" calcext:value-type="float">
            <text:p>11.5</text:p>
          </table:table-cell>
          <table:table-cell table:formula="of:=[.B12]*6.8948" office:value-type="float" office:value="79.2902" calcext:value-type="float">
            <text:p>79.2902</text:p>
          </table:table-cell>
          <table:table-cell office:value-type="float" office:value="21" calcext:value-type="float">
            <text:p>21</text:p>
          </table:table-cell>
          <table:table-cell office:value-type="float" office:value="81.832" calcext:value-type="float">
            <text:p>81.832</text:p>
          </table:table-cell>
          <table:table-cell office:value-type="float" office:value="85.381" calcext:value-type="float">
            <text:p>85.381</text:p>
          </table:table-cell>
          <table:table-cell table:formula="of:=[.F12]-[.E12]" office:value-type="float" office:value="3.54900000000001" calcext:value-type="float">
            <text:p>3.54900000000001</text:p>
          </table:table-cell>
          <table:table-cell table:formula="of:=[.D12]/[.G12]" office:value-type="float" office:value="5.9171597633136" calcext:value-type="float">
            <text:p>5.9171597633136</text:p>
          </table:table-cell>
          <table:table-cell table:formula="of:=[.H12]*60" office:value-type="float" office:value="355.029585798816" calcext:value-type="float">
            <text:p>355.029585798816</text:p>
          </table:table-cell>
        </table:table-row>
        <table:table-row table:style-name="ro1">
          <table:table-cell office:value-type="time" office:time-value="PT01H37M00S" calcext:value-type="time">
            <text:p>01:37:00</text:p>
          </table:table-cell>
          <table:table-cell office:value-type="float" office:value="10" calcext:value-type="float">
            <text:p>10</text:p>
          </table:table-cell>
          <table:table-cell table:formula="of:=[.B13]*6.8948" office:value-type="float" office:value="68.948" calcext:value-type="float">
            <text:p>68.948</text:p>
          </table:table-cell>
          <table:table-cell office:value-type="float" office:value="14" calcext:value-type="float">
            <text:p>14</text:p>
          </table:table-cell>
          <table:table-cell office:value-type="float" office:value="96.679" calcext:value-type="float">
            <text:p>96.679</text:p>
          </table:table-cell>
          <table:table-cell office:value-type="float" office:value="100.058" calcext:value-type="float">
            <text:p>100.058</text:p>
          </table:table-cell>
          <table:table-cell table:formula="of:=[.F13]-[.E13]" office:value-type="float" office:value="3.379" calcext:value-type="float">
            <text:p>3.379</text:p>
          </table:table-cell>
          <table:table-cell table:formula="of:=[.D13]/[.G13]" office:value-type="float" office:value="4.14323764427345" calcext:value-type="float">
            <text:p>4.14323764427345</text:p>
          </table:table-cell>
          <table:table-cell table:formula="of:=[.H13]*60" office:value-type="float" office:value="248.594258656407" calcext:value-type="float">
            <text:p>248.594258656407</text:p>
          </table:table-cell>
        </table:table-row>
        <table:table-row table:style-name="ro1">
          <table:table-cell office:value-type="time" office:time-value="PT01H46M00S" calcext:value-type="time">
            <text:p>01:46:00</text:p>
          </table:table-cell>
          <table:table-cell office:value-type="float" office:value="10" calcext:value-type="float">
            <text:p>10</text:p>
          </table:table-cell>
          <table:table-cell table:formula="of:=[.B14]*6.8948" office:value-type="float" office:value="68.948" calcext:value-type="float">
            <text:p>68.948</text:p>
          </table:table-cell>
          <table:table-cell office:value-type="float" office:value="20" calcext:value-type="float">
            <text:p>20</text:p>
          </table:table-cell>
          <table:table-cell office:value-type="float" office:value="105.895" calcext:value-type="float">
            <text:p>105.895</text:p>
          </table:table-cell>
          <table:table-cell office:value-type="float" office:value="109.262" calcext:value-type="float">
            <text:p>109.262</text:p>
          </table:table-cell>
          <table:table-cell table:formula="of:=[.F14]-[.E14]" office:value-type="float" office:value="3.367" calcext:value-type="float">
            <text:p>3.367</text:p>
          </table:table-cell>
          <table:table-cell table:formula="of:=[.D14]/[.G14]" office:value-type="float" office:value="5.94000594000593" calcext:value-type="float">
            <text:p>5.94000594000593</text:p>
          </table:table-cell>
          <table:table-cell table:formula="of:=[.H14]*60" office:value-type="float" office:value="356.400356400356" calcext:value-type="float">
            <text:p>356.400356400356</text:p>
          </table:table-cell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office:value-type="float" office:value="14" calcext:value-type="float">
            <text:p>14</text:p>
          </table:table-cell>
          <table:table-cell table:formula="of:=[.B15]*6.8948" office:value-type="float" office:value="96.5272" calcext:value-type="float">
            <text:p>96.5272</text:p>
          </table:table-cell>
          <table:table-cell office:value-type="float" office:value="39" calcext:value-type="float">
            <text:p>39</text:p>
          </table:table-cell>
          <table:table-cell office:value-type="float" office:value="123.012" calcext:value-type="float">
            <text:p>123.012</text:p>
          </table:table-cell>
          <table:table-cell office:value-type="float" office:value="128.178" calcext:value-type="float">
            <text:p>128.178</text:p>
          </table:table-cell>
          <table:table-cell table:formula="of:=[.F15]-[.E15]" office:value-type="float" office:value="5.166" calcext:value-type="float">
            <text:p>5.166</text:p>
          </table:table-cell>
          <table:table-cell table:formula="of:=[.D15]/[.G15]" office:value-type="float" office:value="7.5493612078978" calcext:value-type="float">
            <text:p>7.5493612078978</text:p>
          </table:table-cell>
          <table:table-cell table:formula="of:=[.H15]*60" office:value-type="float" office:value="452.961672473868" calcext:value-type="float">
            <text:p>452.961672473868</text:p>
          </table:table-cell>
        </table:table-row>
        <table:table-row table:style-name="ro1">
          <table:table-cell office:value-type="time" office:time-value="PT02H11M00S" calcext:value-type="time">
            <text:p>02:11:00</text:p>
          </table:table-cell>
          <table:table-cell office:value-type="float" office:value="15" calcext:value-type="float">
            <text:p>15</text:p>
          </table:table-cell>
          <table:table-cell table:formula="of:=[.B16]*6.8948" office:value-type="float" office:value="103.422" calcext:value-type="float">
            <text:p>103.422</text:p>
          </table:table-cell>
          <table:table-cell office:value-type="float" office:value="20" calcext:value-type="float">
            <text:p>20</text:p>
          </table:table-cell>
          <table:table-cell office:value-type="float" office:value="130.88" calcext:value-type="float">
            <text:p>130.88</text:p>
          </table:table-cell>
          <table:table-cell office:value-type="float" office:value="133.228" calcext:value-type="float">
            <text:p>133.228</text:p>
          </table:table-cell>
          <table:table-cell table:formula="of:=[.F16]-[.E16]" office:value-type="float" office:value="2.34800000000001" calcext:value-type="float">
            <text:p>2.34800000000001</text:p>
          </table:table-cell>
          <table:table-cell table:formula="of:=[.D16]/[.G16]" office:value-type="float" office:value="8.51788756388411" calcext:value-type="float">
            <text:p>8.51788756388411</text:p>
          </table:table-cell>
          <table:table-cell table:formula="of:=[.H16]*60" office:value-type="float" office:value="511.073253833047" calcext:value-type="float">
            <text:p>511.073253833047</text:p>
          </table:table-cell>
        </table:table-row>
        <table:table-row table:style-name="ro1">
          <table:table-cell office:value-type="time" office:time-value="PT02H20M00S" calcext:value-type="time">
            <text:p>02:20:00</text:p>
          </table:table-cell>
          <table:table-cell office:value-type="float" office:value="17.5" calcext:value-type="float">
            <text:p>17.5</text:p>
          </table:table-cell>
          <table:table-cell table:formula="of:=[.B17]*6.8948" office:value-type="float" office:value="120.659" calcext:value-type="float">
            <text:p>120.659</text:p>
          </table:table-cell>
          <table:table-cell office:value-type="float" office:value="20" calcext:value-type="float">
            <text:p>20</text:p>
          </table:table-cell>
          <table:table-cell office:value-type="float" office:value="139.89" calcext:value-type="float">
            <text:p>139.89</text:p>
          </table:table-cell>
          <table:table-cell office:value-type="float" office:value="142.044" calcext:value-type="float">
            <text:p>142.044</text:p>
          </table:table-cell>
          <table:table-cell table:formula="of:=[.F17]-[.E17]" office:value-type="float" office:value="2.15400000000002" calcext:value-type="float">
            <text:p>2.15400000000002</text:p>
          </table:table-cell>
          <table:table-cell table:formula="of:=[.D17]/[.G17]" office:value-type="float" office:value="9.28505106778077" calcext:value-type="float">
            <text:p>9.28505106778077</text:p>
          </table:table-cell>
          <table:table-cell table:formula="of:=[.H17]*60" office:value-type="float" office:value="557.103064066846" calcext:value-type="float">
            <text:p>557.103064066846</text:p>
          </table:table-cell>
        </table:table-row>
        <table:table-row table:style-name="ro1">
          <table:table-cell office:value-type="time" office:time-value="PT02H25M00S" calcext:value-type="time">
            <text:p>02:25:00</text:p>
          </table:table-cell>
          <table:table-cell office:value-type="float" office:value="19" calcext:value-type="float">
            <text:p>19</text:p>
          </table:table-cell>
          <table:table-cell table:formula="of:=[.B18]*6.8948" office:value-type="float" office:value="131.0012" calcext:value-type="float">
            <text:p>131.0012</text:p>
          </table:table-cell>
          <table:table-cell office:value-type="float" office:value="20" calcext:value-type="float">
            <text:p>20</text:p>
          </table:table-cell>
          <table:table-cell office:value-type="float" office:value="145.07" calcext:value-type="float">
            <text:p>145.07</text:p>
          </table:table-cell>
          <table:table-cell office:value-type="float" office:value="147.048" calcext:value-type="float">
            <text:p>147.048</text:p>
          </table:table-cell>
          <table:table-cell table:formula="of:=[.F18]-[.E18]" office:value-type="float" office:value="1.97800000000001" calcext:value-type="float">
            <text:p>1.97800000000001</text:p>
          </table:table-cell>
          <table:table-cell table:formula="of:=[.D18]/[.G18]" office:value-type="float" office:value="10.1112234580384" calcext:value-type="float">
            <text:p>10.1112234580384</text:p>
          </table:table-cell>
          <table:table-cell table:formula="of:=[.H18]*60" office:value-type="float" office:value="606.673407482303" calcext:value-type="float">
            <text:p>606.673407482303</text:p>
          </table:table-cell>
        </table:table-row>
        <table:table-row table:style-name="ro1">
          <table:table-cell office:value-type="time" office:time-value="PT02H31M00S" calcext:value-type="time">
            <text:p>02:31:00</text:p>
          </table:table-cell>
          <table:table-cell office:value-type="float" office:value="20" calcext:value-type="float">
            <text:p>20</text:p>
          </table:table-cell>
          <table:table-cell table:formula="of:=[.B19]*6.8948" office:value-type="float" office:value="137.896" calcext:value-type="float">
            <text:p>137.896</text:p>
          </table:table-cell>
          <table:table-cell office:value-type="float" office:value="22" calcext:value-type="float">
            <text:p>22</text:p>
          </table:table-cell>
          <table:table-cell office:value-type="float" office:value="151.022" calcext:value-type="float">
            <text:p>151.022</text:p>
          </table:table-cell>
          <table:table-cell office:value-type="float" office:value="153.066" calcext:value-type="float">
            <text:p>153.066</text:p>
          </table:table-cell>
          <table:table-cell table:formula="of:=[.F19]-[.E19]" office:value-type="float" office:value="2.04400000000001" calcext:value-type="float">
            <text:p>2.04400000000001</text:p>
          </table:table-cell>
          <table:table-cell table:formula="of:=[.D19]/[.G19]" office:value-type="float" office:value="10.7632093933463" calcext:value-type="float">
            <text:p>10.7632093933463</text:p>
          </table:table-cell>
          <table:table-cell table:formula="of:=[.H19]*60" office:value-type="float" office:value="645.792563600779" calcext:value-type="float">
            <text:p>645.792563600779</text:p>
          </table:table-cell>
        </table:table-row>
        <table:table-row table:style-name="ro1">
          <table:table-cell office:value-type="time" office:time-value="PT02H34M00S" calcext:value-type="time">
            <text:p>02:34:00</text:p>
          </table:table-cell>
          <table:table-cell office:value-type="float" office:value="22" calcext:value-type="float">
            <text:p>22</text:p>
          </table:table-cell>
          <table:table-cell table:formula="of:=[.B20]*6.8948" office:value-type="float" office:value="151.6856" calcext:value-type="float">
            <text:p>151.6856</text:p>
          </table:table-cell>
          <table:table-cell office:value-type="float" office:value="20" calcext:value-type="float">
            <text:p>20</text:p>
          </table:table-cell>
          <table:table-cell office:value-type="float" office:value="153.978" calcext:value-type="float">
            <text:p>153.978</text:p>
          </table:table-cell>
          <table:table-cell office:value-type="float" office:value="155.768" calcext:value-type="float">
            <text:p>155.768</text:p>
          </table:table-cell>
          <table:table-cell table:formula="of:=[.F20]-[.E20]" office:value-type="float" office:value="1.78999999999999" calcext:value-type="float">
            <text:p>1.78999999999999</text:p>
          </table:table-cell>
          <table:table-cell table:formula="of:=[.D20]/[.G20]" office:value-type="float" office:value="11.173184357542" calcext:value-type="float">
            <text:p>11.173184357542</text:p>
          </table:table-cell>
          <table:table-cell table:formula="of:=[.H20]*60" office:value-type="float" office:value="670.391061452517" calcext:value-type="float">
            <text:p>670.391061452517</text:p>
          </table:table-cell>
        </table:table-row>
        <table:table-row table:style-name="ro1">
          <table:table-cell office:value-type="time" office:time-value="PT02H40M00S" calcext:value-type="time">
            <text:p>02:40:00</text:p>
          </table:table-cell>
          <table:table-cell office:value-type="float" office:value="25.5" calcext:value-type="float">
            <text:p>25.5</text:p>
          </table:table-cell>
          <table:table-cell table:formula="of:=[.B21]*6.8948" office:value-type="float" office:value="175.8174" calcext:value-type="float">
            <text:p>175.8174</text:p>
          </table:table-cell>
          <table:table-cell office:value-type="float" office:value="16" calcext:value-type="float">
            <text:p>16</text:p>
          </table:table-cell>
          <table:table-cell office:value-type="float" office:value="160.094" calcext:value-type="float">
            <text:p>160.094</text:p>
          </table:table-cell>
          <table:table-cell office:value-type="float" office:value="161.492" calcext:value-type="float">
            <text:p>161.492</text:p>
          </table:table-cell>
          <table:table-cell table:formula="of:=[.F21]-[.E21]" office:value-type="float" office:value="1.398" calcext:value-type="float">
            <text:p>1.398</text:p>
          </table:table-cell>
          <table:table-cell table:formula="of:=[.D21]/[.G21]" office:value-type="float" office:value="11.444921316166" calcext:value-type="float">
            <text:p>11.444921316166</text:p>
          </table:table-cell>
          <table:table-cell table:formula="of:=[.H21]*60" office:value-type="float" office:value="686.695278969959" calcext:value-type="float">
            <text:p>686.695278969959</text:p>
          </table:table-cell>
        </table:table-row>
        <table:table-row table:style-name="ro1">
          <table:table-cell office:value-type="time" office:time-value="PT02H44M00S" calcext:value-type="time">
            <text:p>02:44:00</text:p>
          </table:table-cell>
          <table:table-cell office:value-type="float" office:value="40" calcext:value-type="float">
            <text:p>40</text:p>
          </table:table-cell>
          <table:table-cell table:formula="of:=[.B22]*6.8948" office:value-type="float" office:value="275.792" calcext:value-type="float">
            <text:p>275.792</text:p>
          </table:table-cell>
          <table:table-cell office:value-type="float" office:value="18" calcext:value-type="float">
            <text:p>18</text:p>
          </table:table-cell>
          <table:table-cell office:value-type="float" office:value="164.06" calcext:value-type="float">
            <text:p>164.06</text:p>
          </table:table-cell>
          <table:table-cell office:value-type="float" office:value="165.42" calcext:value-type="float">
            <text:p>165.42</text:p>
          </table:table-cell>
          <table:table-cell table:formula="of:=[.F22]-[.E22]" office:value-type="float" office:value="1.35999999999999" calcext:value-type="float">
            <text:p>1.35999999999999</text:p>
          </table:table-cell>
          <table:table-cell table:formula="of:=[.D22]/[.G22]" office:value-type="float" office:value="13.2352941176472" calcext:value-type="float">
            <text:p>13.2352941176472</text:p>
          </table:table-cell>
          <table:table-cell table:formula="of:=[.H22]*60" office:value-type="float" office:value="794.117647058832" calcext:value-type="float">
            <text:p>794.117647058832</text:p>
          </table:table-cell>
        </table:table-row>
        <table:table-row table:style-name="ro1">
          <table:table-cell office:value-type="time" office:time-value="PT02H50M00S" calcext:value-type="time">
            <text:p>02:50:00</text:p>
          </table:table-cell>
          <table:table-cell office:value-type="float" office:value="38" calcext:value-type="float">
            <text:p>38</text:p>
          </table:table-cell>
          <table:table-cell table:formula="of:=[.B23]*6.8948" office:value-type="float" office:value="262.0024" calcext:value-type="float">
            <text:p>262.0024</text:p>
          </table:table-cell>
          <table:table-cell office:value-type="float" office:value="18" calcext:value-type="float">
            <text:p>18</text:p>
          </table:table-cell>
          <table:table-cell office:value-type="float" office:value="170.035" calcext:value-type="float">
            <text:p>170.035</text:p>
          </table:table-cell>
          <table:table-cell office:value-type="float" office:value="171.328" calcext:value-type="float">
            <text:p>171.328</text:p>
          </table:table-cell>
          <table:table-cell table:formula="of:=[.F23]-[.E23]" office:value-type="float" office:value="1.29300000000001" calcext:value-type="float">
            <text:p>1.29300000000001</text:p>
          </table:table-cell>
          <table:table-cell table:formula="of:=[.D23]/[.G23]" office:value-type="float" office:value="13.9211136890951" calcext:value-type="float">
            <text:p>13.9211136890951</text:p>
          </table:table-cell>
          <table:table-cell table:formula="of:=[.H23]*60" office:value-type="float" office:value="835.266821345704" calcext:value-type="float">
            <text:p>835.266821345704</text:p>
          </table:table-cell>
        </table:table-row>
      </table:table>
      <table:table table:name="Sheet2" table:style-name="ta1">
        <table:shapes>
          <draw:frame draw:z-index="0" draw:style-name="gr1" draw:text-style-name="P1" svg:width="20.722cm" svg:height="11.656cm" svg:x="0.307cm" svg:y="8.097cm">
            <draw:object draw:notify-on-update-of-ranges="Sheet2.B2:Sheet2.B18 Sheet2.D1:Sheet2.D1 Sheet2.D2:Sheet2.D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essure kpa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Bill Hall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Trident 1</text:p>
          </table:table-cell>
          <table:table-cell office:value-type="string" calcext:value-type="string">
            <text:p>Trident 2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0.0000666*[.A2]*[.A2]*[.A2]-0.047783*[.A2]*[.A2]+12.3054006*[.A2]-340.5020569" office:value-type="float" office:value="341.7204881" calcext:value-type="float">
            <text:p>341.7204881</text:p>
          </table:table-cell>
          <table:table-cell office:value-type="float" office:value="0.04128" calcext:value-type="float">
            <text:p>0.04128</text:p>
          </table:table-cell>
          <table:table-cell office:value-type="float" office:value="0.05302" calcext:value-type="float">
            <text:p>0.05302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4728" calcext:value-type="float">
            <text:p>0.04728</text:p>
          </table:table-cell>
          <table:table-cell office:value-type="float" office:value="0.04312" calcext:value-type="float">
            <text:p>0.043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0000666*[.A3]*[.A3]*[.A3]-0.047783*[.A3]*[.A3]+12.3054006*[.A3]-340.5020569" office:value-type="float" office:value="478.8080031" calcext:value-type="float">
            <text:p>478.8080031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6721" calcext:value-type="float">
            <text:p>0.0672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3336" calcext:value-type="float">
            <text:p>0.03336</text:p>
          </table:table-cell>
          <table:table-cell office:value-type="float" office:value="0.05609" calcext:value-type="float">
            <text:p>0.05609</text:p>
          </table:table-cell>
          <table:table-cell office:value-type="float" office:value="0.05421" calcext:value-type="float">
            <text:p>0.054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0.0000666*[.A4]*[.A4]*[.A4]-0.047783*[.A4]*[.A4]+12.3054006*[.A4]-340.5020569" office:value-type="float" office:value="581.1417681" calcext:value-type="float">
            <text:p>581.1417681</text:p>
          </table:table-cell>
          <table:table-cell office:value-type="float" office:value="0.04101" calcext:value-type="float">
            <text:p>0.04101</text:p>
          </table:table-cell>
          <table:table-cell office:value-type="float" office:value="0.08055" calcext:value-type="float">
            <text:p>0.08055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06535" calcext:value-type="float">
            <text:p>0.065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.0000666*[.A5]*[.A5]*[.A5]-0.047783*[.A5]*[.A5]+12.3054006*[.A5]-340.5020569" office:value-type="float" office:value="654.9655331" calcext:value-type="float">
            <text:p>654.965533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9345" calcext:value-type="float">
            <text:p>0.09345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6357" calcext:value-type="float">
            <text:p>0.06357</text:p>
          </table:table-cell>
          <table:table-cell office:value-type="float" office:value="0.07681" calcext:value-type="float">
            <text:p>0.076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0.0000666*[.A6]*[.A6]*[.A6]-0.047783*[.A6]*[.A6]+12.3054006*[.A6]-340.5020569" office:value-type="float" office:value="706.5230481" calcext:value-type="float">
            <text:p>706.5230481</text:p>
          </table:table-cell>
          <table:table-cell office:value-type="float" office:value="0.03469" calcext:value-type="float">
            <text:p>0.03469</text:p>
          </table:table-cell>
          <table:table-cell office:value-type="float" office:value="0.10617" calcext:value-type="float">
            <text:p>0.10617</text:p>
          </table:table-cell>
          <table:table-cell office:value-type="float" office:value="0.02713" calcext:value-type="float">
            <text:p>0.02713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8867" calcext:value-type="float">
            <text:p>0.088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.0000666*[.A7]*[.A7]*[.A7]-0.047783*[.A7]*[.A7]+12.3054006*[.A7]-340.5020569" office:value-type="float" office:value="742.0580631" calcext:value-type="float">
            <text:p>742.0580631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1883" calcext:value-type="float">
            <text:p>0.11883</text:p>
          </table:table-cell>
          <table:table-cell office:value-type="float" office:value="0.02696" calcext:value-type="float">
            <text:p>0.02696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5764" calcext:value-type="float">
            <text:p>0.05764</text:p>
          </table:table-cell>
          <table:table-cell office:value-type="float" office:value="0.10091" calcext:value-type="float">
            <text:p>0.1009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0.0000666*[.A8]*[.A8]*[.A8]-0.047783*[.A8]*[.A8]+12.3054006*[.A8]-340.5020569" office:value-type="float" office:value="767.8143281" calcext:value-type="float">
            <text:p>767.814328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737" calcext:value-type="float">
            <text:p>0.02737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11338" calcext:value-type="float">
            <text:p>0.113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0.0000666*[.A9]*[.A9]*[.A9]-0.047783*[.A9]*[.A9]+12.3054006*[.A9]-340.5020569" office:value-type="float" office:value="790.0355931" calcext:value-type="float">
            <text:p>790.0355931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14374" calcext:value-type="float">
            <text:p>0.14374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794" calcext:value-type="float">
            <text:p>0.02794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12581" calcext:value-type="float">
            <text:p>0.1258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0.0000666*[.A10]*[.A10]*[.A10]-0.047783*[.A10]*[.A10]+12.3054006*[.A10]-340.5020569" office:value-type="float" office:value="814.9656081" calcext:value-type="float">
            <text:p>814.9656081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15553" calcext:value-type="float">
            <text:p>0.15553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3782" calcext:value-type="float">
            <text:p>0.1378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ore: 15.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p above: 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iston+rod: 61</text:p>
          </table:table-cell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15.999cm" svg:height="8.999cm" svg:x="0.867cm" svg:y="8.466cm">
            <draw:object draw:notify-on-update-of-ranges="Sheet3.B1:Sheet3.B1 Sheet3.B2:Sheet3.B13 Sheet3.C1:Sheet3.C1 Sheet3.C2:Sheet3.C13 Sheet3.D1:Sheet3.D1 Sheet3.D1:Sheet3.D13 Sheet3.B1:Sheet3.B13 Sheet3.E1:Sheet3.E1 Sheet3.E1:Sheet3.E13 Sheet3.B1:Sheet3.B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essure kpa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LV loss Nm</text:p>
          </table:table-cell>
          <table:table-cell office:value-type="string" calcext:value-type="string">
            <text:p>TLV loss Nm with reservoir</text:p>
          </table:table-cell>
          <table:table-cell office:value-type="string" calcext:value-type="string">
            <text:p>TLV loss Nm with reservoir + pressuremat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0.01156" calcext:value-type="float">
            <text:p>0.01156</text:p>
          </table:table-cell>
          <table:table-cell table:number-columns-repeated="2" office:value-type="float" office:value="0.01025" calcext:value-type="float">
            <text:p>0.010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7" calcext:value-type="float">
            <text:p>387</text:p>
          </table:table-cell>
          <table:table-cell office:value-type="float" office:value="0.01561" calcext:value-type="float">
            <text:p>0.01561</text:p>
          </table:table-cell>
          <table:table-cell table:number-columns-repeated="2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6" calcext:value-type="float">
            <text:p>626</text:p>
          </table:table-cell>
          <table:table-cell office:value-type="float" office:value="0.02416" calcext:value-type="float">
            <text:p>0.02416</text:p>
          </table:table-cell>
          <table:table-cell table:number-columns-repeated="2" office:value-type="float" office:value="0.01577" calcext:value-type="float">
            <text:p>0.01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0" calcext:value-type="float">
            <text:p>770</text:p>
          </table:table-cell>
          <table:table-cell office:value-type="float" office:value="0.03096" calcext:value-type="float">
            <text:p>0.03096</text:p>
          </table:table-cell>
          <table:table-cell table:number-columns-repeated="2"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11" calcext:value-type="float">
            <text:p>911</text:p>
          </table:table-cell>
          <table:table-cell office:value-type="float" office:value="0.04035" calcext:value-type="float">
            <text:p>0.04035</text:p>
          </table:table-cell>
          <table:table-cell table:number-columns-repeated="2"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0" calcext:value-type="float">
            <text:p>990</text:p>
          </table:table-cell>
          <table:table-cell office:value-type="float" office:value="0.0485" calcext:value-type="float">
            <text:p>0.0485</text:p>
          </table:table-cell>
          <table:table-cell table:number-columns-repeated="2" office:value-type="float" office:value="0.03605" calcext:value-type="float">
            <text:p>0.036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3" calcext:value-type="float">
            <text:p>1083</text:p>
          </table:table-cell>
          <table:table-cell office:value-type="float" office:value="0.0612" calcext:value-type="float">
            <text:p>0.0612</text:p>
          </table:table-cell>
          <table:table-cell table:number-columns-repeated="2" office:value-type="float" office:value="0.0472" calcext:value-type="float">
            <text:p>0.04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21" calcext:value-type="float">
            <text:p>1121</text:p>
          </table:table-cell>
          <table:table-cell office:value-type="float" office:value="0.0682" calcext:value-type="float">
            <text:p>0.0682</text:p>
          </table:table-cell>
          <table:table-cell table:number-columns-repeated="2" office:value-type="float" office:value="0.0534" calcext:value-type="float">
            <text:p>0.05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00" calcext:value-type="float">
            <text:p>1200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89" calcext:value-type="float">
            <text:p>1289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95" calcext:value-type="float">
            <text:p>1395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22" calcext:value-type="float">
            <text:p>1422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84" calcext:value-type="float">
            <text:p>0.084</text:p>
          </table:table-cell>
        </table:table-row>
      </table:table>
      <table:table table:name="Sheet4" table:style-name="ta1">
        <table:shapes>
          <draw:frame draw:z-index="0" draw:style-name="gr1" draw:text-style-name="P1" svg:width="15.999cm" svg:height="8.999cm" svg:x="2.391cm" svg:y="9.428cm">
            <draw:object draw:notify-on-update-of-ranges="Sheet4.A1:Sheet4.A1 Sheet4.A2:Sheet4.A18 Sheet4.B1:Sheet4.B1 Sheet4.B2:Sheet4.B18 Sheet4.A1:Sheet4.A1 Sheet4.A2:Sheet4.A18 Sheet4.C1:Sheet4.C1 Sheet4.C2:Sheet4.C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essure kpa</text:p>
          </table:table-cell>
          <table:table-cell office:value-type="string" calcext:value-type="string">
            <text:p>peak efficiency %</text:p>
          </table:table-cell>
          <table:table-cell office:value-type="string" calcext:value-type="string">
            <text:p>peak power 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5" calcext:value-type="float">
            <text:p>11.5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6" calcext:value-type="float">
            <text:p>16.6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.3" calcext:value-type="float">
            <text:p>18.3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3" calcext:value-type="float">
            <text:p>19.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99" calcext:value-type="float">
            <text:p>16.99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.4" calcext:value-type="float">
            <text:p>15.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7" calcext:value-type="float">
            <text:p>12.7</text:p>
          </table:table-cell>
          <table:table-cell office:value-type="float" office:value="1.995" calcext:value-type="float">
            <text:p>1.9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8" calcext:value-type="float">
            <text:p>11.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.3" calcext:value-type="float">
            <text:p>9.3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58" calcext:value-type="float">
            <text:p>7.58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27" calcext:value-type="float">
            <text:p>6.27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19" calcext:value-type="float">
            <text:p>5.19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37" calcext:value-type="float">
            <text:p>4.37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76" calcext:value-type="float">
            <text:p>3.76</text:p>
          </table:table-cell>
          <table:table-cell office:value-type="float" office:value="7.81" calcext:value-type="float">
            <text:p>7.81</text:p>
          </table:table-cell>
        </table:table-row>
      </table:table>
      <table:table table:name="Sheet5" table:style-name="ta1">
        <table:shapes>
          <draw:frame draw:z-index="0" draw:style-name="gr1" draw:text-style-name="P1" svg:width="15.999cm" svg:height="8.999cm" svg:x="1.848cm" svg:y="9.155cm">
            <draw:object draw:notify-on-update-of-ranges="Sheet5.A1:Sheet5.A1 Sheet5.A2:Sheet5.A18 Sheet5.B1:Sheet5.B1 Sheet5.B2:Sheet5.B18 Sheet5.A1:Sheet5.A1 Sheet5.A2:Sheet5.A18 Sheet5.C1:Sheet5.C1 Sheet5.C2:Sheet5.C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ylinder port dia</text:p>
          </table:table-cell>
          <table:table-cell office:value-type="string" calcext:value-type="string">
            <text:p>peak efficiency %</text:p>
          </table:table-cell>
          <table:table-cell office:value-type="string" calcext:value-type="string">
            <text:p>peak power W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3" calcext:value-type="float">
            <text:p>1.53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47" calcext:value-type="float">
            <text:p>2.47</text:p>
          </table:table-cell>
          <table:table-cell office:value-type="float" office:value="1.4" calcext:value-type="float">
            <text:p>1.4</text:p>
          </table:table-cell>
          <table:table-cell table:number-columns-repeated="3"/>
          <table:table-cell office:value-type="string" calcext:value-type="string">
            <text:p>2.5mm inlet/exhaust ports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09" calcext:value-type="float">
            <text:p>3.09</text:p>
          </table:table-cell>
          <table:table-cell office:value-type="float" office:value="2.06" calcext:value-type="float">
            <text:p>2.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5" calcext:value-type="float">
            <text:p>3.65</text:p>
          </table:table-cell>
          <table:table-cell office:value-type="float" office:value="2.64" calcext:value-type="float">
            <text:p>2.64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.24" calcext:value-type="float">
            <text:p>4.24</text:p>
          </table:table-cell>
          <table:table-cell office:value-type="float" office:value="3.56" calcext:value-type="float">
            <text:p>3.56</text:p>
          </table:table-cell>
          <table:table-cell table:number-columns-repeated="3"/>
          <table:table-cell office:value-type="string" calcext:value-type="string">
            <text:p>200 kPa supply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.62" calcext:value-type="float">
            <text:p>4.62</text:p>
          </table:table-cell>
          <table:table-cell office:value-type="float" office:value="4.32" calcext:value-type="float">
            <text:p>4.32</text:p>
          </table:table-cell>
          <table:table-cell table:number-columns-repeated="3"/>
          <table:table-cell office:value-type="string" calcext:value-type="string">
            <text:p>30psi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9" calcext:value-type="float">
            <text:p>4.9</text:p>
          </table:table-cell>
          <table:table-cell office:value-type="float" office:value="4.92" calcext:value-type="float">
            <text:p>4.92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.09" calcext:value-type="float">
            <text:p>5.09</text:p>
          </table:table-cell>
          <table:table-cell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9" calcext:value-type="float">
            <text:p>5.19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(standard size)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22" calcext:value-type="float">
            <text:p>5.22</text:p>
          </table:table-cell>
          <table:table-cell office:value-type="float" office:value="6.34" calcext:value-type="float">
            <text:p>6.34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45" calcext:value-type="float">
            <text:p>5.45</text:p>
          </table:table-cell>
          <table:table-cell office:value-type="float" office:value="6.92" calcext:value-type="float">
            <text:p>6.92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58" calcext:value-type="float">
            <text:p>5.58</text:p>
          </table:table-cell>
          <table:table-cell office:value-type="float" office:value="7.44" calcext:value-type="float">
            <text:p>7.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4" calcext:value-type="float">
            <text:p>5.54</text:p>
          </table:table-cell>
          <table:table-cell office:value-type="float" office:value="7.76" calcext:value-type="float">
            <text:p>7.76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65" calcext:value-type="float">
            <text:p>5.65</text:p>
          </table:table-cell>
          <table:table-cell office:value-type="float" office:value="8.45" calcext:value-type="float">
            <text:p>8.4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1" calcext:value-type="float">
            <text:p>5.71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← proposed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14" calcext:value-type="float">
            <text:p>5.14</text:p>
          </table:table-cell>
          <table:table-cell office:value-type="float" office:value="9.3" calcext:value-type="float">
            <text:p>9.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" calcext:value-type="float">
            <text:p>4.14</text:p>
          </table:table-cell>
          <table:table-cell office:value-type="float" office:value="9.11" calcext:value-type="float">
            <text:p>9.11</text:p>
          </table:table-cell>
          <table:table-cell table:number-columns-repeated="4"/>
        </table:table-row>
      </table:table>
      <table:table table:name="Sheet6" table:style-name="ta1">
        <table:shapes>
          <draw:frame draw:z-index="0" draw:style-name="gr1" draw:text-style-name="P1" svg:width="15.999cm" svg:height="8.999cm" svg:x="2.086cm" svg:y="10.177cm">
            <draw:object draw:notify-on-update-of-ranges="Sheet6.A1:Sheet6.A1 Sheet6.A2:Sheet6.A20 Sheet6.B1:Sheet6.B1 Sheet6.B2:Sheet6.B20 Sheet6.A1:Sheet6.A1 Sheet6.A2:Sheet6.A20 Sheet6.C1:Sheet6.C1 Sheet6.C2:Sheet6.C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let/exhaust port dia</text:p>
          </table:table-cell>
          <table:table-cell office:value-type="string" calcext:value-type="string">
            <text:p>peak efficiency %</text:p>
          </table:table-cell>
          <table:table-cell office:value-type="string" calcext:value-type="string">
            <text:p>peak power W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04" calcext:value-type="float">
            <text:p>2.04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office:value-type="string" calcext:value-type="string">
            <text:p>2mm cylinder port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73" calcext:value-type="float">
            <text:p>2.7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 office:value-type="float" office:value="1.97" calcext:value-type="float">
            <text:p>1.97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75" calcext:value-type="float">
            <text:p>3.75</text:p>
          </table:table-cell>
          <table:table-cell office:value-type="float" office:value="2.73" calcext:value-type="float">
            <text:p>2.73</text:p>
          </table:table-cell>
          <table:table-cell table:number-columns-repeated="2"/>
          <table:table-cell office:value-type="string" calcext:value-type="string">
            <text:p>200 kPa supply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.07" calcext:value-type="float">
            <text:p>4.07</text:p>
          </table:table-cell>
          <table:table-cell office:value-type="float" office:value="3.34" calcext:value-type="float">
            <text:p>3.34</text:p>
          </table:table-cell>
          <table:table-cell table:number-columns-repeated="2"/>
          <table:table-cell office:value-type="string" calcext:value-type="string">
            <text:p>30psi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36" calcext:value-type="float">
            <text:p>4.36</text:p>
          </table:table-cell>
          <table:table-cell office:value-type="float" office:value="3.88" calcext:value-type="float">
            <text:p>3.88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69" calcext:value-type="float">
            <text:p>4.69</text:p>
          </table:table-cell>
          <table:table-cell office:value-type="float" office:value="4.38" calcext:value-type="float">
            <text:p>4.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6" calcext:value-type="float">
            <text:p>4.76</text:p>
          </table:table-cell>
          <table:table-cell office:value-type="float" office:value="4.86" calcext:value-type="float">
            <text:p>4.86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03" calcext:value-type="float">
            <text:p>5.03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11" calcext:value-type="float">
            <text:p>5.11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(standard size)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35" calcext:value-type="float">
            <text:p>5.35</text:p>
          </table:table-cell>
          <table:table-cell office:value-type="float" office:value="6.48" calcext:value-type="float">
            <text:p>6.4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6" calcext:value-type="float">
            <text:p>5.46</text:p>
          </table:table-cell>
          <table:table-cell office:value-type="float" office:value="6.82" calcext:value-type="float">
            <text:p>6.82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46" calcext:value-type="float">
            <text:p>5.46</text:p>
          </table:table-cell>
          <table:table-cell office:value-type="float" office:value="7.6" calcext:value-type="float">
            <text:p>7.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65" calcext:value-type="float">
            <text:p>5.65</text:p>
          </table:table-cell>
          <table:table-cell office:value-type="float" office:value="8.27" calcext:value-type="float">
            <text:p>8.27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69" calcext:value-type="float">
            <text:p>5.69</text:p>
          </table:table-cell>
          <table:table-cell office:value-type="float" office:value="8.81" calcext:value-type="float">
            <text:p>8.8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14" calcext:value-type="float">
            <text:p>5.14</text:p>
          </table:table-cell>
          <table:table-cell office:value-type="float" office:value="9.12" calcext:value-type="float">
            <text:p>9.12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office:value-type="float" office:value="8.27" calcext:value-type="float">
            <text:p>8.27</text:p>
          </table:table-cell>
          <table:table-cell table:number-columns-repeated="3"/>
        </table:table-row>
      </table:table>
      <table:table table:name="Sheet7" table:style-name="ta1">
        <table:shapes>
          <draw:frame draw:z-index="0" draw:style-name="gr1" draw:text-style-name="P1" svg:width="15.999cm" svg:height="8.999cm" svg:x="0.962cm" svg:y="7.788cm">
            <draw:object draw:notify-on-update-of-ranges="Sheet7.A1:Sheet7.A1 Sheet7.A2:Sheet7.A16 Sheet7.B1:Sheet7.B1 Sheet7.B2:Sheet7.B16 Sheet7.A1:Sheet7.A1 Sheet7.A2:Sheet7.A16 Sheet7.C1:Sheet7.C1 Sheet7.C2:Sheet7.C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l ports dia</text:p>
          </table:table-cell>
          <table:table-cell office:value-type="string" calcext:value-type="string">
            <text:p>peak efficiency %</text:p>
          </table:table-cell>
          <table:table-cell office:value-type="string" calcext:value-type="string">
            <text:p>peak power W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14" calcext:value-type="float">
            <text:p>2.14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24" calcext:value-type="float">
            <text:p>3.24</text:p>
          </table:table-cell>
          <table:table-cell office:value-type="float" office:value="1.96" calcext:value-type="float">
            <text:p>1.96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94" calcext:value-type="float">
            <text:p>3.94</text:p>
          </table:table-cell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45" calcext:value-type="float">
            <text:p>4.45</text:p>
          </table:table-cell>
          <table:table-cell office:value-type="float" office:value="3.92" calcext:value-type="float">
            <text:p>3.92</text:p>
          </table:table-cell>
          <table:table-cell table:number-columns-repeated="3"/>
          <table:table-cell office:value-type="string" calcext:value-type="string">
            <text:p>200 kPa supp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4" calcext:value-type="float">
            <text:p>4.84</text:p>
          </table:table-cell>
          <table:table-cell office:value-type="float" office:value="4.86" calcext:value-type="float">
            <text:p>4.86</text:p>
          </table:table-cell>
          <table:table-cell table:number-columns-repeated="3"/>
          <table:table-cell office:value-type="string" calcext:value-type="string">
            <text:p>30psi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13" calcext:value-type="float">
            <text:p>5.13</text:p>
          </table:table-cell>
          <table:table-cell office:value-type="float" office:value="5.73" calcext:value-type="float">
            <text:p>5.73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45" calcext:value-type="float">
            <text:p>5.45</text:p>
          </table:table-cell>
          <table:table-cell office:value-type="float" office:value="6.92" calcext:value-type="float">
            <text:p>6.92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66" calcext:value-type="float">
            <text:p>5.66</text:p>
          </table:table-cell>
          <table:table-cell office:value-type="float" office:value="7.93" calcext:value-type="float">
            <text:p>7.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1" calcext:value-type="float">
            <text:p>5.71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.65" calcext:value-type="float">
            <text:p>5.65</text:p>
          </table:table-cell>
          <table:table-cell office:value-type="float" office:value="9.18" calcext:value-type="float">
            <text:p>9.18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12" calcext:value-type="float">
            <text:p>5.12</text:p>
          </table:table-cell>
          <table:table-cell office:value-type="float" office:value="9.39" calcext:value-type="float">
            <text:p>9.39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.3" calcext:value-type="float">
            <text:p>4.3</text:p>
          </table:table-cell>
          <table:table-cell office:value-type="float" office:value="9.25" calcext:value-type="float">
            <text:p>9.2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1" calcext:value-type="float">
            <text:p>2.91</text:p>
          </table:table-cell>
          <table:table-cell office:value-type="float" office:value="8.11" calcext:value-type="float">
            <text:p>8.1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04" calcext:value-type="float">
            <text:p>1.04</text:p>
          </table:table-cell>
          <table:table-cell office:value-type="float" office:value="3.98" calcext:value-type="float">
            <text:p>3.9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4" loext:min-decimal-places="4" number:min-integer-digits="1"/>
    </number:number-style>
    <number:number-style style:name="N112" number:title="User-defined">
      <number:number number:decimal-places="5" loext:min-decimal-places="5" number:min-integer-digits="1"/>
    </number:number-style>
    <number:number-style style:name="N113" number:title="User-defined">
      <number:number number:decimal-places="7" loext:min-decimal-places="7" number:min-integer-digits="1"/>
    </number:number-style>
    <number:number-style style:name="N114" number:title="User-defined">
      <number:number number:decimal-places="9" loext:min-decimal-places="9" number:min-integer-digits="1"/>
    </number:number-style>
    <number:number-style style:name="N115" number:title="User-defined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22:01:19.329568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14:47:07.681973956</meta:creation-date>
    <dc:date>2023-05-01T12:51:21.483654475</dc:date>
    <meta:editing-duration>P15DT16H56M1S</meta:editing-duration>
    <meta:editing-cycles>4</meta:editing-cycles>
    <meta:generator>LibreOffice/6.4.7.2$Linux_X86_64 LibreOffice_project/40$Build-2</meta:generator>
    <meta:document-statistic meta:table-count="7" meta:cell-count="58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3" number:title="User-defined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3">
      <style:text-properties fo:font-size="8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64cm" svg:height="11.117cm" xlink:href=".." xlink:type="simple" chart:class="chart:scatter" chart:style-name="ch1">
        <chart:title svg:x="2.716cm" svg:y="0.529cm" chart:style-name="ch2">
          <text:p>Pressure vs Speed, Wig-Wag</text:p>
        </chart:title>
        <chart:plot-area chart:style-name="ch3" table:cell-range-address="Sheet1.C2:Sheet1.C23 Sheet1.I1:Sheet1.I23" chart:data-source-has-labels="row" svg:x="1.396cm" svg:y="1.385cm" svg:width="17.973cm" svg:height="8.539cm">
          <chartooo:coordinate-region svg:x="2.219cm" svg:y="1.587cm" svg:width="16.862cm" svg:height="7.684cm"/>
          <chart:axis chart:dimension="x" chart:name="primary-x" chart:style-name="ch4">
            <chart:title svg:x="7.605cm" svg:y="10.146cm" chart:style-name="ch5">
              <text:p>Inlet pressure (kPa above atmospheric)</text:p>
            </chart:title>
          </chart:axis>
          <chart:axis chart:dimension="y" chart:name="primary-y" chart:style-name="ch6">
            <chart:title svg:x="0.451cm" svg:y="5.976cm" chart:style-name="ch7">
              <text:p>rpm</text:p>
            </chart:title>
            <chart:grid chart:style-name="ch8" chart:class="major"/>
          </chart:axis>
          <chart:series chart:style-name="ch9" chart:values-cell-range-address="Sheet1.I2:Sheet1.I23" chart:label-cell-address="Sheet1.I1:Sheet1.I1" chart:class="chart:scatter">
            <chart:domain table:cell-range-address="Sheet1.C2:Sheet1.C23"/>
            <chart:regression-curve chart:style-name="ch10">
              <chart:equation chart:display-equation="true" chart:display-r-square="true" svg:x="10.608cm" svg:y="0.467cm" chart:style-name="ch11"/>
            </chart:regression-curve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pm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.896">
                <text:p>137.896</text:p>
                <draw:g>
                  <svg:desc>Sheet1.C2:Sheet1.C23</svg:desc>
                </draw:g>
              </table:table-cell>
              <table:table-cell office:value-type="float" office:value="603.737422137039">
                <text:p>603.737422137039</text:p>
                <draw:g>
                  <svg:desc>Sheet1.I2:Sheet1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.5804">
                <text:p>158.5804</text:p>
              </table:table-cell>
              <table:table-cell office:value-type="float" office:value="686.784599375651">
                <text:p>686.784599375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.607">
                <text:p>189.607</text:p>
              </table:table-cell>
              <table:table-cell office:value-type="float" office:value="737.100737100737">
                <text:p>737.100737100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3.7388">
                <text:p>213.7388</text:p>
              </table:table-cell>
              <table:table-cell office:value-type="float" office:value="749.448934606908">
                <text:p>749.448934606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5284">
                <text:p>227.5284</text:p>
              </table:table-cell>
              <table:table-cell office:value-type="float" office:value="769.625448948179">
                <text:p>769.625448948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.9492">
                <text:p>199.9492</text:p>
              </table:table-cell>
              <table:table-cell office:value-type="float" office:value="736.434108527134">
                <text:p>736.434108527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.5804">
                <text:p>158.580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.0012">
                <text:p>131.0012</text:p>
              </table:table-cell>
              <table:table-cell office:value-type="float" office:value="594.795539033458">
                <text:p>594.795539033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.2116">
                <text:p>117.2116</text:p>
              </table:table-cell>
              <table:table-cell office:value-type="float" office:value="542.986425339369">
                <text:p>542.986425339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6324">
                <text:p>89.6324</text:p>
              </table:table-cell>
              <table:table-cell office:value-type="float" office:value="444.61778471139">
                <text:p>444.6177847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2902">
                <text:p>79.2902</text:p>
              </table:table-cell>
              <table:table-cell office:value-type="float" office:value="355.029585798816">
                <text:p>355.029585798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948">
                <text:p>68.948</text:p>
              </table:table-cell>
              <table:table-cell office:value-type="float" office:value="248.594258656407">
                <text:p>248.594258656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948">
                <text:p>68.948</text:p>
              </table:table-cell>
              <table:table-cell office:value-type="float" office:value="356.400356400356">
                <text:p>356.400356400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.5272">
                <text:p>96.5272</text:p>
              </table:table-cell>
              <table:table-cell office:value-type="float" office:value="452.961672473868">
                <text:p>452.961672473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.422">
                <text:p>103.422</text:p>
              </table:table-cell>
              <table:table-cell office:value-type="float" office:value="511.073253833047">
                <text:p>511.073253833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.659">
                <text:p>120.659</text:p>
              </table:table-cell>
              <table:table-cell office:value-type="float" office:value="557.103064066846">
                <text:p>557.103064066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.0012">
                <text:p>131.0012</text:p>
              </table:table-cell>
              <table:table-cell office:value-type="float" office:value="606.673407482303">
                <text:p>606.673407482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.896">
                <text:p>137.896</text:p>
              </table:table-cell>
              <table:table-cell office:value-type="float" office:value="645.792563600779">
                <text:p>645.7925636007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.6856">
                <text:p>151.6856</text:p>
              </table:table-cell>
              <table:table-cell office:value-type="float" office:value="670.391061452517">
                <text:p>670.391061452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.8174">
                <text:p>175.8174</text:p>
              </table:table-cell>
              <table:table-cell office:value-type="float" office:value="686.695278969959">
                <text:p>686.695278969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5.792">
                <text:p>275.792</text:p>
              </table:table-cell>
              <table:table-cell office:value-type="float" office:value="794.117647058832">
                <text:p>794.117647058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.0024">
                <text:p>262.0024</text:p>
              </table:table-cell>
              <table:table-cell office:value-type="float" office:value="835.266821345704">
                <text:p>835.266821345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4" number:title="User-defined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Dot" svg:stroke-width="0.03cm" svg:stroke-color="#ff420e"/>
    </style:style>
    <style:style style:name="ch11" style:family="chart" style:data-style-name="N114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23cm" svg:height="11.657cm" xlink:href=".." xlink:type="simple" chart:class="chart:scatter" chart:style-name="ch1">
        <chart:title svg:x="8.606cm" svg:y="0.369cm" chart:style-name="ch2">
          <text:p>Wig-Wag losses</text:p>
        </chart:title>
        <chart:subtitle svg:x="7.74cm" svg:y="1.407cm" chart:style-name="ch3">
          <text:p>Quadratic fit of TLV loss curve</text:p>
        </chart:subtitle>
        <chart:plot-area chart:style-name="ch4" table:cell-range-address="Sheet2.B2:Sheet2.B18 Sheet2.D1:Sheet2.D18" chart:data-source-has-labels="row" svg:x="1.415cm" svg:y="2.297cm" svg:width="18.894cm" svg:height="8.156cm">
          <chartooo:coordinate-region svg:x="2.343cm" svg:y="2.499cm" svg:width="17.678cm" svg:height="7.301cm"/>
          <chart:axis chart:dimension="x" chart:name="primary-x" chart:style-name="ch5">
            <chart:title svg:x="10.54cm" svg:y="10.686cm" chart:style-name="ch6">
              <text:p>rpm</text:p>
            </chart:title>
          </chart:axis>
          <chart:axis chart:dimension="y" chart:name="primary-y" chart:style-name="ch5">
            <chart:title svg:x="0.451cm" svg:y="7.332cm" chart:style-name="ch7">
              <text:p>Losses (Nm)</text:p>
            </chart:title>
            <chart:grid chart:style-name="ch8" chart:class="major"/>
          </chart:axis>
          <chart:series chart:style-name="ch9" chart:values-cell-range-address="Sheet2.D2:Sheet2.D18" chart:label-cell-address="Sheet2.D1:Sheet2.D1" chart:class="chart:scatter">
            <chart:domain table:cell-range-address="Sheet2.B2:Sheet2.B18"/>
            <chart:regression-curve chart:style-name="ch10">
              <chart:equation chart:display-equation="true" chart:display-r-square="true" chart:style-name="ch11"/>
            </chart:regression-curve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LV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1.7204881">
                <text:p>341.7204881</text:p>
                <draw:g>
                  <svg:desc>Sheet2.B2:Sheet2.B18</svg:desc>
                </draw:g>
              </table:table-cell>
              <table:table-cell office:value-type="float" office:value="0.05302">
                <text:p>0.05302</text:p>
                <draw:g>
                  <svg:desc>Sheet2.D2:Sheet2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8.8080031">
                <text:p>478.8080031</text:p>
              </table:table-cell>
              <table:table-cell office:value-type="float" office:value="0.06721">
                <text:p>0.06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1.1417681">
                <text:p>581.1417681</text:p>
              </table:table-cell>
              <table:table-cell office:value-type="float" office:value="0.08055">
                <text:p>0.08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4.9655331">
                <text:p>654.9655331</text:p>
              </table:table-cell>
              <table:table-cell office:value-type="float" office:value="0.09345">
                <text:p>0.09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6.5230481">
                <text:p>706.5230481</text:p>
              </table:table-cell>
              <table:table-cell office:value-type="float" office:value="0.10617">
                <text:p>0.10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2.0580631">
                <text:p>742.0580631</text:p>
              </table:table-cell>
              <table:table-cell office:value-type="float" office:value="0.11883">
                <text:p>0.11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7.8143281">
                <text:p>767.8143281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0.0355931">
                <text:p>790.0355931</text:p>
              </table:table-cell>
              <table:table-cell office:value-type="float" office:value="0.14374">
                <text:p>0.14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4.9656081">
                <text:p>814.9656081</text:p>
              </table:table-cell>
              <table:table-cell office:value-type="float" office:value="0.15553">
                <text:p>0.15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5" number:title="User-defined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5"/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1cm" svg:y="0.316cm" chart:style-name="ch2">
          <text:p>Torque loss</text:p>
        </chart:title>
        <chart:subtitle svg:x="0.659cm" svg:y="1.301cm" chart:style-name="ch3">
          <text:p>How much loss do we need to simulate, to match the empirical pressure-speed curve?</text:p>
        </chart:subtitle>
        <chart:legend chart:legend-position="end" svg:x="9.893cm" svg:y="2.333cm" style:legend-expansion="high" chart:style-name="ch4"/>
        <chart:plot-area chart:style-name="ch5" table:cell-range-address="Sheet3.B1:Sheet3.E13" chart:data-source-has-labels="row" svg:x="1.321cm" svg:y="2.138cm" svg:width="8.252cm" svg:height="5.711cm">
          <chartooo:coordinate-region svg:x="2.249cm" svg:y="2.34cm" svg:width="6.941cm" svg:height="4.856cm"/>
          <chart:axis chart:dimension="x" chart:name="primary-x" chart:style-name="ch6">
            <chart:title svg:x="5.04cm" svg:y="8.029cm" chart:style-name="ch7">
              <text:p>RPM</text:p>
            </chart:title>
          </chart:axis>
          <chart:axis chart:dimension="y" chart:name="primary-y" chart:style-name="ch6">
            <chart:title svg:x="0.451cm" svg:y="6.257cm" chart:style-name="ch8">
              <text:p>Torque loss (Nm)</text:p>
            </chart:title>
            <chart:grid chart:style-name="ch9" chart:class="major"/>
          </chart:axis>
          <chart:series chart:style-name="ch10" chart:values-cell-range-address="Sheet3.C2:Sheet3.C13" chart:label-cell-address="Sheet3.C1:Sheet3.C1" chart:class="chart:scatter">
            <chart:domain table:cell-range-address="Sheet3.B2:Sheet3.B13"/>
            <chart:regression-curve chart:style-name="ch11">
              <chart:equation chart:display-equation="true" chart:display-r-square="true" svg:x="2.457cm" svg:y="2.503cm" chart:style-name="ch12"/>
            </chart:regression-curve>
            <chart:data-point chart:repeated="12"/>
          </chart:series>
          <chart:series chart:style-name="ch13" chart:values-cell-range-address="Sheet3.D1:Sheet3.D13" chart:label-cell-address="Sheet3.D1:Sheet3.D1" chart:class="chart:scatter">
            <chart:domain table:cell-range-address="Sheet3.B1:Sheet3.B13"/>
            <chart:regression-curve chart:style-name="ch14">
              <chart:equation chart:display-equation="true" chart:display-r-square="true" svg:x="2.312cm" svg:y="4.101cm" chart:style-name="ch12"/>
            </chart:regression-curve>
            <chart:data-point chart:repeated="13"/>
          </chart:series>
          <chart:series chart:style-name="ch15" chart:values-cell-range-address="Sheet3.E1:Sheet3.E13" chart:label-cell-address="Sheet3.E1:Sheet3.E1" chart:class="chart:scatter">
            <chart:domain table:cell-range-address="Sheet3.B1:Sheet3.B13"/>
            <chart:regression-curve chart:style-name="ch16">
              <chart:equation chart:display-equation="true" chart:display-r-square="true" svg:x="2.052cm" svg:y="5.408cm" chart:style-name="ch12"/>
            </chart:regression-curve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LV loss Nm</text:p>
                <draw:g>
                  <svg:desc>Sheet3.C1:Sheet3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LV loss Nm with reservoir</text:p>
                <draw:g>
                  <svg:desc>Sheet3.D1:Sheet3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LV loss Nm with reservoir + pressurematch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Sheet3.B2:Sheet3.B13</svg:desc>
                </draw:g>
              </table:table-cell>
              <table:table-cell office:value-type="float" office:value="0.01156">
                <text:p>0.01156</text:p>
                <draw:g>
                  <svg:desc>Sheet3.C2:Sheet3.C13</svg:desc>
                </draw:g>
              </table:table-cell>
              <table:table-cell office:value-type="float" office:value="NaN">
                <text:p>NaN</text:p>
                <draw:g>
                  <svg:desc>Sheet3.B1:Sheet3.B13</svg:desc>
                </draw:g>
              </table:table-cell>
              <table:table-cell office:value-type="float" office:value="NaN">
                <text:p>NaN</text:p>
                <draw:g>
                  <svg:desc>Sheet3.D1:Sheet3.D13</svg:desc>
                </draw:g>
              </table:table-cell>
              <table:table-cell office:value-type="float" office:value="NaN">
                <text:p>NaN</text:p>
                <draw:g>
                  <svg:desc>Sheet3.B1:Sheet3.B13</svg:desc>
                </draw:g>
              </table:table-cell>
              <table:table-cell office:value-type="float" office:value="NaN">
                <text:p>NaN</text:p>
                <draw:g>
                  <svg:desc>Sheet3.E1:Sheet3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7">
                <text:p>387</text:p>
              </table:table-cell>
              <table:table-cell office:value-type="float" office:value="0.01561">
                <text:p>0.01561</text:p>
              </table:table-cell>
              <table:table-cell office:value-type="float" office:value="140">
                <text:p>140</text:p>
              </table:table-cell>
              <table:table-cell office:value-type="float" office:value="0.01025">
                <text:p>0.01025</text:p>
              </table:table-cell>
              <table:table-cell office:value-type="float" office:value="140">
                <text:p>140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6">
                <text:p>626</text:p>
              </table:table-cell>
              <table:table-cell office:value-type="float" office:value="0.02416">
                <text:p>0.02416</text:p>
              </table:table-cell>
              <table:table-cell office:value-type="float" office:value="387">
                <text:p>387</text:p>
              </table:table-cell>
              <table:table-cell office:value-type="float" office:value="0.0103">
                <text:p>0.0103</text:p>
              </table:table-cell>
              <table:table-cell office:value-type="float" office:value="387">
                <text:p>387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0">
                <text:p>770</text:p>
              </table:table-cell>
              <table:table-cell office:value-type="float" office:value="0.03096">
                <text:p>0.03096</text:p>
              </table:table-cell>
              <table:table-cell office:value-type="float" office:value="626">
                <text:p>626</text:p>
              </table:table-cell>
              <table:table-cell office:value-type="float" office:value="0.01577">
                <text:p>0.01577</text:p>
              </table:table-cell>
              <table:table-cell office:value-type="float" office:value="626">
                <text:p>626</text:p>
              </table:table-cell>
              <table:table-cell office:value-type="float" office:value="0.01577">
                <text:p>0.01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1">
                <text:p>911</text:p>
              </table:table-cell>
              <table:table-cell office:value-type="float" office:value="0.04035">
                <text:p>0.04035</text:p>
              </table:table-cell>
              <table:table-cell office:value-type="float" office:value="770">
                <text:p>770</text:p>
              </table:table-cell>
              <table:table-cell office:value-type="float" office:value="0.0211">
                <text:p>0.0211</text:p>
              </table:table-cell>
              <table:table-cell office:value-type="float" office:value="770">
                <text:p>770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  <table:table-cell office:value-type="float" office:value="0.0485">
                <text:p>0.0485</text:p>
              </table:table-cell>
              <table:table-cell office:value-type="float" office:value="911">
                <text:p>911</text:p>
              </table:table-cell>
              <table:table-cell office:value-type="float" office:value="0.029">
                <text:p>0.029</text:p>
              </table:table-cell>
              <table:table-cell office:value-type="float" office:value="911">
                <text:p>91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3">
                <text:p>1083</text:p>
              </table:table-cell>
              <table:table-cell office:value-type="float" office:value="0.0612">
                <text:p>0.0612</text:p>
              </table:table-cell>
              <table:table-cell office:value-type="float" office:value="990">
                <text:p>990</text:p>
              </table:table-cell>
              <table:table-cell office:value-type="float" office:value="0.03605">
                <text:p>0.03605</text:p>
              </table:table-cell>
              <table:table-cell office:value-type="float" office:value="990">
                <text:p>990</text:p>
              </table:table-cell>
              <table:table-cell office:value-type="float" office:value="0.03605">
                <text:p>0.03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1">
                <text:p>1121</text:p>
              </table:table-cell>
              <table:table-cell office:value-type="float" office:value="0.0682">
                <text:p>0.0682</text:p>
              </table:table-cell>
              <table:table-cell office:value-type="float" office:value="1083">
                <text:p>1083</text:p>
              </table:table-cell>
              <table:table-cell office:value-type="float" office:value="0.0472">
                <text:p>0.0472</text:p>
              </table:table-cell>
              <table:table-cell office:value-type="float" office:value="1083">
                <text:p>1083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  <table:table-cell office:value-type="float" office:value="0.0776">
                <text:p>0.0776</text:p>
              </table:table-cell>
              <table:table-cell office:value-type="float" office:value="1121">
                <text:p>1121</text:p>
              </table:table-cell>
              <table:table-cell office:value-type="float" office:value="0.0534">
                <text:p>0.0534</text:p>
              </table:table-cell>
              <table:table-cell office:value-type="float" office:value="1121">
                <text:p>1121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9">
                <text:p>1289</text:p>
              </table:table-cell>
              <table:table-cell office:value-type="float" office:value="0.0859">
                <text:p>0.0859</text:p>
              </table:table-cell>
              <table:table-cell office:value-type="float" office:value="1200">
                <text:p>1200</text:p>
              </table:table-cell>
              <table:table-cell office:value-type="float" office:value="0.0617">
                <text:p>0.0617</text:p>
              </table:table-cell>
              <table:table-cell office:value-type="float" office:value="1200">
                <text:p>1200</text:p>
              </table:table-cell>
              <table:table-cell office:value-type="float" office:value="0.0621">
                <text:p>0.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5">
                <text:p>1395</text:p>
              </table:table-cell>
              <table:table-cell office:value-type="float" office:value="0.0936">
                <text:p>0.0936</text:p>
              </table:table-cell>
              <table:table-cell office:value-type="float" office:value="1289">
                <text:p>1289</text:p>
              </table:table-cell>
              <table:table-cell office:value-type="float" office:value="0.0689">
                <text:p>0.0689</text:p>
              </table:table-cell>
              <table:table-cell office:value-type="float" office:value="1289">
                <text:p>128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2">
                <text:p>1422</text:p>
              </table:table-cell>
              <table:table-cell office:value-type="float" office:value="0.0997">
                <text:p>0.0997</text:p>
              </table:table-cell>
              <table:table-cell office:value-type="float" office:value="1395">
                <text:p>1395</text:p>
              </table:table-cell>
              <table:table-cell office:value-type="float" office:value="0.0756">
                <text:p>0.0756</text:p>
              </table:table-cell>
              <table:table-cell office:value-type="float" office:value="1395">
                <text:p>1395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0.0809">
                <text:p>0.0809</text:p>
              </table:table-cell>
              <table:table-cell office:value-type="float" office:value="1422">
                <text:p>1422</text:p>
              </table:table-cell>
              <table:table-cell office:value-type="float" office:value="0.084">
                <text:p>0.0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41cm" svg:y="3.946cm" style:legend-expansion="high" chart:style-name="ch2"/>
        <chart:plot-area chart:style-name="ch3" table:cell-range-address="Sheet4.A1:Sheet4.C18" chart:data-source-has-labels="row" svg:x="0.32cm" svg:y="0.18cm" svg:width="11.201cm" svg:height="7.669cm">
          <chartooo:coordinate-region svg:x="0.952cm" svg:y="0.382cm" svg:width="10.281cm" svg:height="6.814cm"/>
          <chart:axis chart:dimension="x" chart:name="primary-x" chart:style-name="ch4">
            <chart:title svg:x="4.307cm" svg:y="8.029cm" chart:style-name="ch5">
              <text:p>Supply pressure (kPa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4.B2:Sheet4.B18" chart:label-cell-address="Sheet4.B1:Sheet4.B1" chart:class="chart:scatter">
            <chart:domain table:cell-range-address="Sheet4.A2:Sheet4.A18"/>
            <chart:data-point chart:repeated="17"/>
          </chart:series>
          <chart:series chart:style-name="ch8" chart:values-cell-range-address="Sheet4.C2:Sheet4.C18" chart:label-cell-address="Sheet4.C1:Sheet4.C1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fficiency %</text:p>
                <draw:g>
                  <svg:desc>Sheet4.B1:Sheet4.B1</svg:desc>
                </draw:g>
              </table:table-cell>
              <table:table-cell office:value-type="string">
                <text:p>peak power W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4.A2:Sheet4.A18</svg:desc>
                </draw:g>
              </table:table-cell>
              <table:table-cell office:value-type="float" office:value="1.3">
                <text:p>1.3</text:p>
                <draw:g>
                  <svg:desc>Sheet4.B2:Sheet4.B18</svg:desc>
                </draw:g>
              </table:table-cell>
              <table:table-cell office:value-type="float" office:value="0.005">
                <text:p>0.005</text:p>
                <draw:g>
                  <svg:desc>Sheet4.C2:Sheet4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6.6">
                <text:p>16.6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8.3">
                <text:p>18.3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9.3">
                <text:p>19.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6.99">
                <text:p>16.99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5.4">
                <text:p>15.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2.7">
                <text:p>12.7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.8">
                <text:p>11.8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9.3">
                <text:p>9.3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7.58">
                <text:p>7.58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">
                <text:p>175</text:p>
              </table:table-cell>
              <table:table-cell office:value-type="float" office:value="6.27">
                <text:p>6.27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5.19">
                <text:p>5.19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4.37">
                <text:p>4.37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3.76">
                <text:p>3.76</text:p>
              </table:table-cell>
              <table:table-cell office:value-type="float" office:value="7.81">
                <text:p>7.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41cm" svg:y="3.946cm" style:legend-expansion="high" chart:style-name="ch2"/>
        <chart:plot-area chart:style-name="ch3" table:cell-range-address="Sheet5.A1:Sheet5.C18" chart:data-source-has-labels="row" svg:x="0.32cm" svg:y="0.18cm" svg:width="11.201cm" svg:height="7.669cm">
          <chartooo:coordinate-region svg:x="0.762cm" svg:y="0.382cm" svg:width="10.472cm" svg:height="6.814cm"/>
          <chart:axis chart:dimension="x" chart:name="primary-x" chart:style-name="ch4">
            <chart:title svg:x="3.979cm" svg:y="8.029cm" chart:style-name="ch5">
              <text:p>cylinder port diameter (mm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5.B2:Sheet5.B18" chart:label-cell-address="Sheet5.B1:Sheet5.B1" chart:class="chart:scatter">
            <chart:domain table:cell-range-address="Sheet5.A2:Sheet5.A18"/>
            <chart:data-point chart:repeated="17"/>
          </chart:series>
          <chart:series chart:style-name="ch8" chart:values-cell-range-address="Sheet5.C2:Sheet5.C18" chart:label-cell-address="Sheet5.C1:Sheet5.C1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fficiency %</text:p>
                <draw:g>
                  <svg:desc>Sheet5.B1:Sheet5.B1</svg:desc>
                </draw:g>
              </table:table-cell>
              <table:table-cell office:value-type="string">
                <text:p>peak power W</text:p>
                <draw:g>
                  <svg:desc>Sheet5.C1:Sheet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Sheet5.A2:Sheet5.A18</svg:desc>
                </draw:g>
              </table:table-cell>
              <table:table-cell office:value-type="float" office:value="1.53">
                <text:p>1.53</text:p>
                <draw:g>
                  <svg:desc>Sheet5.B2:Sheet5.B18</svg:desc>
                </draw:g>
              </table:table-cell>
              <table:table-cell office:value-type="float" office:value="0.67">
                <text:p>0.67</text:p>
                <draw:g>
                  <svg:desc>Sheet5.C2:Sheet5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2.47">
                <text:p>2.4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3.09">
                <text:p>3.09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65">
                <text:p>3.6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4.24">
                <text:p>4.2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4.62">
                <text:p>4.62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4.9">
                <text:p>4.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5.09">
                <text:p>5.09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.19">
                <text:p>5.19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5.22">
                <text:p>5.22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5.45">
                <text:p>5.4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">
                <text:p>2.8</text:p>
              </table:table-cell>
              <table:table-cell office:value-type="float" office:value="5.58">
                <text:p>5.58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5.54">
                <text:p>5.54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5.65">
                <text:p>5.6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5.71">
                <text:p>5.7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5.14">
                <text:p>5.1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4.14">
                <text:p>4.14</text:p>
              </table:table-cell>
              <table:table-cell office:value-type="float" office:value="9.11">
                <text:p>9.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41cm" svg:y="3.946cm" style:legend-expansion="high" chart:style-name="ch2"/>
        <chart:plot-area chart:style-name="ch3" table:cell-range-address="Sheet6.A1:Sheet6.C20" chart:data-source-has-labels="row" svg:x="0.32cm" svg:y="0.18cm" svg:width="11.201cm" svg:height="7.669cm">
          <chartooo:coordinate-region svg:x="0.762cm" svg:y="0.382cm" svg:width="10.472cm" svg:height="6.814cm"/>
          <chart:axis chart:dimension="x" chart:name="primary-x" chart:style-name="ch4">
            <chart:title svg:x="3.651cm" svg:y="8.029cm" chart:style-name="ch5">
              <text:p>inlet/exhaust port diameter (mm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6.B2:Sheet6.B20" chart:label-cell-address="Sheet6.B1:Sheet6.B1" chart:class="chart:scatter">
            <chart:domain table:cell-range-address="Sheet6.A2:Sheet6.A20"/>
            <chart:data-point chart:repeated="19"/>
          </chart:series>
          <chart:series chart:style-name="ch8" chart:values-cell-range-address="Sheet6.C2:Sheet6.C20" chart:label-cell-address="Sheet6.C1:Sheet6.C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fficiency %</text:p>
                <draw:g>
                  <svg:desc>Sheet6.B1:Sheet6.B1</svg:desc>
                </draw:g>
              </table:table-cell>
              <table:table-cell office:value-type="string">
                <text:p>peak power W</text:p>
                <draw:g>
                  <svg:desc>Sheet6.C1:Sheet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Sheet6.A2:Sheet6.A20</svg:desc>
                </draw:g>
              </table:table-cell>
              <table:table-cell office:value-type="float" office:value="0.68">
                <text:p>0.68</text:p>
                <draw:g>
                  <svg:desc>Sheet6.B2:Sheet6.B20</svg:desc>
                </draw:g>
              </table:table-cell>
              <table:table-cell office:value-type="float" office:value="0.24">
                <text:p>0.24</text:p>
                <draw:g>
                  <svg:desc>Sheet6.C2:Sheet6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2.04">
                <text:p>2.0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2.73">
                <text:p>2.7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22">
                <text:p>3.2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3.75">
                <text:p>3.75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4.07">
                <text:p>4.07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4.36">
                <text:p>4.3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4.69">
                <text:p>4.69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5.03">
                <text:p>5.0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5.11">
                <text:p>5.11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">
                <text:p>2.8</text:p>
              </table:table-cell>
              <table:table-cell office:value-type="float" office:value="5.35">
                <text:p>5.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5.46">
                <text:p>5.46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5.46">
                <text:p>5.4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5.65">
                <text:p>5.65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5.69">
                <text:p>5.69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5.14">
                <text:p>5.14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">
                <text:p>5.5</text:p>
              </table:table-cell>
              <table:table-cell office:value-type="float" office:value="4.2">
                <text:p>4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3.18">
                <text:p>3.18</text:p>
              </table:table-cell>
              <table:table-cell office:value-type="float" office:value="8.27">
                <text:p>8.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41cm" svg:y="3.946cm" style:legend-expansion="high" chart:style-name="ch2"/>
        <chart:plot-area chart:style-name="ch3" table:cell-range-address="Sheet7.A1:Sheet7.C16" chart:data-source-has-labels="row" svg:x="0.32cm" svg:y="0.18cm" svg:width="11.201cm" svg:height="7.669cm">
          <chartooo:coordinate-region svg:x="0.762cm" svg:y="0.382cm" svg:width="10.324cm" svg:height="6.814cm"/>
          <chart:axis chart:dimension="x" chart:name="primary-x" chart:style-name="ch4">
            <chart:title svg:x="4.286cm" svg:y="8.029cm" chart:style-name="ch5">
              <text:p>all ports diameter (mm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7.B2:Sheet7.B16" chart:label-cell-address="Sheet7.B1:Sheet7.B1" chart:class="chart:scatter">
            <chart:domain table:cell-range-address="Sheet7.A2:Sheet7.A16"/>
            <chart:data-point chart:repeated="15"/>
          </chart:series>
          <chart:series chart:style-name="ch8" chart:values-cell-range-address="Sheet7.C2:Sheet7.C16" chart:label-cell-address="Sheet7.C1:Sheet7.C1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fficiency %</text:p>
                <draw:g>
                  <svg:desc>Sheet7.B1:Sheet7.B1</svg:desc>
                </draw:g>
              </table:table-cell>
              <table:table-cell office:value-type="string">
                <text:p>peak power W</text:p>
                <draw:g>
                  <svg:desc>Sheet7.C1:Sheet7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7.A2:Sheet7.A16</svg:desc>
                </draw:g>
              </table:table-cell>
              <table:table-cell office:value-type="float" office:value="2.14">
                <text:p>2.14</text:p>
                <draw:g>
                  <svg:desc>Sheet7.B2:Sheet7.B16</svg:desc>
                </draw:g>
              </table:table-cell>
              <table:table-cell office:value-type="float" office:value="0.93">
                <text:p>0.93</text:p>
                <draw:g>
                  <svg:desc>Sheet7.C2:Sheet7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3.24">
                <text:p>3.2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3.94">
                <text:p>3.9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4.45">
                <text:p>4.4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.84">
                <text:p>4.84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">
                <text:p>2.2</text:p>
              </table:table-cell>
              <table:table-cell office:value-type="float" office:value="5.13">
                <text:p>5.1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5.45">
                <text:p>5.4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5.66">
                <text:p>5.6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.71">
                <text:p>5.7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">
                <text:p>3.3</text:p>
              </table:table-cell>
              <table:table-cell office:value-type="float" office:value="5.65">
                <text:p>5.65</text:p>
              </table:table-cell>
              <table:table-cell office:value-type="float" office:value="9.18">
                <text:p>9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5.12">
                <text:p>5.1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">
                <text:p>3.7</text:p>
              </table:table-cell>
              <table:table-cell office:value-type="float" office:value="4.3">
                <text:p>4.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.91">
                <text:p>2.91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">
                <text:p>4.5</text:p>
              </table:table-cell>
              <table:table-cell office:value-type="float" office:value="1.04">
                <text:p>1.0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